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54f1" officeooo:paragraph-rsid="012154f1"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d9e5" officeooo:paragraph-rsid="0110d9e5"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625f5" officeooo:paragraph-rsid="011625f5"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7e57e" officeooo:paragraph-rsid="0117e57e"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cd278" officeooo:paragraph-rsid="011cd278"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e8902" officeooo:paragraph-rsid="011e8902"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4f7e4" officeooo:paragraph-rsid="0124f7e4"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5faad" officeooo:paragraph-rsid="0125faad"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7e373" officeooo:paragraph-rsid="0127e373"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9c099" officeooo:paragraph-rsid="0129c099"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abf4f" officeooo:paragraph-rsid="012abf4f"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P12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03f0"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a9e2"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6c0cb"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9002e"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c824b" style:text-blinking="false" fo:background-color="transparent" style:font-size-asian="8pt" style:font-style-asian="normal" style:font-weight-asian="normal" style:font-size-complex="8pt" style:font-style-complex="normal" style:font-weight-complex="normal" loext:padding="0in" loext:border="none"/>
    </style:style>
    <style:style style:name="P1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0072"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ed448" style:text-blinking="false" fo:background-color="transparent" style:font-size-asian="8pt" style:font-style-asian="normal" style:font-weight-asian="normal" style:font-size-complex="8pt" style:font-style-complex="normal" style:font-weight-complex="normal" loext:padding="0in" loext:border="none"/>
    </style:style>
    <style:style style:name="P1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9a29" style:text-blinking="false" fo:background-color="transparent" style:font-size-asian="8pt" style:font-style-asian="normal" style:font-weight-asian="normal" style:font-size-complex="8pt" style:font-style-complex="normal" style:font-weight-complex="normal" loext:padding="0in" loext:border="none"/>
    </style:style>
    <style:style style:name="P17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e443"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6f1c"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28ca0" officeooo:paragraph-rsid="01028ca0" style:text-blinking="false" fo:background-color="transparent" style:font-size-asian="8pt" style:font-style-asian="normal" style:font-weight-asian="normal" style:font-size-complex="8pt" style:font-style-complex="normal" style:font-weight-complex="normal" loext:padding="0in" loext:border="none"/>
    </style:style>
    <style:style style:name="P1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9367"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19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2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2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5d4de" style:text-blinking="false" fo:background-color="transparent" style:font-size-asian="8pt" style:font-style-asian="normal" style:font-weight-asian="normal" style:font-size-complex="8pt" style:font-style-complex="normal" style:font-weight-complex="normal" loext:padding="0in" loext:border="none"/>
    </style:style>
    <style:style style:name="P2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0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880a4"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0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1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2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d9e5"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06d1"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625f5"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fdb7d"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833b"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3f7a"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5faad" style:text-blinking="false" fo:background-color="transparent" style:font-size-asian="8pt" style:font-style-asian="normal" style:font-weight-asian="normal" style:font-size-complex="8pt" style:font-style-complex="normal" style:font-weight-complex="normal" loext:padding="0in" loext:border="none"/>
    </style:style>
    <style:style style:name="P2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9c099"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ed3dc" officeooo:paragraph-rsid="012ed3dc" style:text-blinking="false" fo:background-color="transparent" style:font-size-asian="8pt" style:font-style-asian="normal" style:font-weight-asian="normal" style:font-size-complex="8pt" style:font-style-complex="normal" style:font-weight-complex="normal" loext:padding="0in" loext:border="none"/>
    </style:style>
    <style:style style:name="P2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3182e1" officeooo:paragraph-rsid="013182e1" style:text-blinking="false" fo:background-color="transparent" style:font-size-asian="8pt" style:font-style-asian="normal" style:font-weight-asian="normal" style:font-size-complex="8pt" style:font-style-complex="normal" style:font-weight-complex="normal" loext:padding="0in" loext:border="none"/>
    </style:style>
    <style:style style:name="P27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7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d1f47" officeooo:paragraph-rsid="012d1f47" style:text-blinking="false" fo:background-color="transparent" style:font-size-asian="8pt" style:font-style-asian="normal" style:font-weight-asian="bold" style:font-size-complex="8pt" style:font-style-complex="normal" style:font-weight-complex="bold" loext:padding="0in" loext:border="none"/>
    </style:style>
    <style:style style:name="P2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7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7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8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weight="normal" officeooo:rsid="011000ad" style:font-weight-asian="normal" style:font-weight-complex="normal"/>
    </style:style>
    <style:style style:name="T26" style:family="text">
      <style:text-properties fo:font-weight="normal" officeooo:rsid="01123608" style:font-weight-asian="normal" style:font-weight-complex="normal"/>
    </style:style>
    <style:style style:name="T27" style:family="text">
      <style:text-properties fo:font-weight="normal" officeooo:rsid="011506d1" style:font-weight-asian="normal" style:font-weight-complex="normal"/>
    </style:style>
    <style:style style:name="T28" style:family="text">
      <style:text-properties fo:font-weight="normal" officeooo:rsid="0117e57e" style:font-weight-asian="normal" style:font-weight-complex="normal"/>
    </style:style>
    <style:style style:name="T29" style:family="text">
      <style:text-properties fo:font-weight="normal" officeooo:rsid="0118166a" style:font-weight-asian="normal" style:font-weight-complex="normal"/>
    </style:style>
    <style:style style:name="T30" style:family="text">
      <style:text-properties fo:font-weight="normal" officeooo:rsid="011992c4" style:font-weight-asian="normal" style:font-weight-complex="normal"/>
    </style:style>
    <style:style style:name="T31" style:family="text">
      <style:text-properties fo:font-weight="normal" officeooo:rsid="011b39c9" style:font-weight-asian="normal" style:font-weight-complex="normal"/>
    </style:style>
    <style:style style:name="T32" style:family="text">
      <style:text-properties fo:font-weight="normal" officeooo:rsid="011e8902" style:font-weight-asian="normal" style:font-weight-complex="normal"/>
    </style:style>
    <style:style style:name="T33" style:family="text">
      <style:text-properties fo:font-weight="normal" officeooo:rsid="011fdb7d" style:font-weight-asian="normal" style:font-weight-complex="normal"/>
    </style:style>
    <style:style style:name="T34" style:family="text">
      <style:text-properties fo:font-weight="normal" officeooo:rsid="01233f7a" style:font-weight-asian="normal" style:font-weight-complex="normal"/>
    </style:style>
    <style:style style:name="T35" style:family="text">
      <style:text-properties fo:font-weight="normal" officeooo:rsid="0124f7e4" style:font-weight-asian="normal" style:font-weight-complex="normal"/>
    </style:style>
    <style:style style:name="T36" style:family="text">
      <style:text-properties fo:font-weight="normal" officeooo:rsid="0125faad" style:font-weight-asian="normal" style:font-weight-complex="normal"/>
    </style:style>
    <style:style style:name="T37" style:family="text">
      <style:text-properties fo:font-weight="normal" officeooo:rsid="0127e373" style:font-weight-asian="normal" style:font-weight-complex="normal"/>
    </style:style>
    <style:style style:name="T38" style:family="text">
      <style:text-properties fo:font-weight="normal" officeooo:rsid="012abf4f" style:font-weight-asian="normal" style:font-weight-complex="normal"/>
    </style:style>
    <style:style style:name="T39" style:family="text">
      <style:text-properties fo:font-weight="normal" officeooo:rsid="012b7709" style:font-weight-asian="normal" style:font-weight-complex="normal"/>
    </style:style>
    <style:style style:name="T40" style:family="text">
      <style:text-properties fo:font-weight="normal" officeooo:rsid="012c3a24" style:font-weight-asian="normal" style:font-weight-complex="normal"/>
    </style:style>
    <style:style style:name="T41" style:family="text">
      <style:text-properties fo:font-weight="normal" officeooo:rsid="013182e1" style:font-weight-asian="normal" style:font-weight-complex="normal"/>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font-style="italic" style:font-style-asian="italic" style:font-style-complex="italic"/>
    </style:style>
    <style:style style:name="T44" style:family="text">
      <style:text-properties style:text-position="super 58%" fo:font-weight="normal" style:font-weight-asian="normal" style:font-weight-complex="normal"/>
    </style:style>
    <style:style style:name="T45" style:family="text">
      <style:text-properties officeooo:rsid="00ddb14a"/>
    </style:style>
    <style:style style:name="T46" style:family="text">
      <style:text-properties officeooo:rsid="00e6c0cb"/>
    </style:style>
    <style:style style:name="T47" style:family="text">
      <style:text-properties officeooo:rsid="00e9002e"/>
    </style:style>
    <style:style style:name="T48" style:family="text">
      <style:text-properties officeooo:rsid="00f40956"/>
    </style:style>
    <style:style style:name="T49" style:family="text">
      <style:text-properties officeooo:rsid="00fbd10d"/>
    </style:style>
    <style:style style:name="T50" style:family="text">
      <style:text-properties officeooo:rsid="01047184"/>
    </style:style>
    <style:style style:name="T51" style:family="text">
      <style:text-properties officeooo:rsid="01072dc4"/>
    </style:style>
    <style:style style:name="T52" style:family="text">
      <style:text-properties fo:font-weight="bold" style:font-weight-asian="bold" style:font-weight-complex="bold"/>
    </style:style>
    <style:style style:name="T53" style:family="text">
      <style:text-properties officeooo:rsid="010d5a79"/>
    </style:style>
    <style:style style:name="T54" style:family="text">
      <style:text-properties officeooo:rsid="011cd278"/>
    </style:style>
    <style:style style:name="T55" style:family="text">
      <style:text-properties officeooo:rsid="0121833b"/>
    </style:style>
    <style:style style:name="T56" style:family="text">
      <style:text-properties officeooo:rsid="0124f7e4"/>
    </style:style>
    <style:style style:name="T57"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9">——<text:span text:style-name="T1">XII.XXV.XXI</text:span></text:p>
      <text:p text:style-name="P2"/>
      <text:p text:style-name="P3">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3"><text:s text:c="3"/>We’ve already selected a few potential films to watch when we get home, so the outing could be short-lived compared to the night before.</text:p>
      <text:p text:style-name="P3"/>
      <text:p text:style-name="P4">. . .</text:p>
      <text:p text:style-name="P4"/>
      <text:p text:style-name="P5">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5"><text:s text:c="3"/>I drove us home. We didn’t even bother with a movie, fell fast asleep.</text:p>
      <text:p text:style-name="P5"/>
      <text:p text:style-name="P40">XII.XXVI</text:p>
      <text:p text:style-name="P6"/>
      <text:p text:style-name="P6">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40"><text:soft-page-break/><text:span text:style-name="T2"><text:s text:c="3"/>I soon got a text from him. “</text:span><text:span text:style-name="T42">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6"/>
      <text:p text:style-name="P8">. . .</text:p>
      <text:p text:style-name="P8"/>
      <text:p text:style-name="P6">Fursty texted me at 1:20 about our 3PM Battery Park gig. I had completely forgotten. Maybe I didn’t check my calendar. I walked home, gathered my gear and hung out on the back porch. Sunny was doing something in the kitchen.</text:p>
      <text:p text:style-name="P6"><text:s text:c="3"/>“Do you have COVID?” I said.</text:p>
      <text:p text:style-name="P6"><text:s text:c="3"/>She sounded annoyed when she said, “I don’t have COVID.”</text:p>
      <text:p text:style-name="P40"><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44">th</text:span><text:span text:style-name="T2">.</text:span></text:p>
      <text:p text:style-name="P6"/>
      <text:p text:style-name="P8">. . .</text:p>
      <text:p text:style-name="P8"/>
      <text:p text:style-name="P6">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41"><text:soft-page-break/>XII.XXVII</text:p>
      <text:p text:style-name="P10"/>
      <text:p text:style-name="P11">At some point late at night, I awoke to the sound of cait puking. My face instantly felt hot, and my throat scratchy. She said it was some of the worst puking she had ever done.</text:p>
      <text:p text:style-name="P11"><text:s text:c="3"/>Wende and Shari picked us up to go get PCR tests in Biltmore Village. I wasn’t really interested in getting one, but agreed to go. Iris, who had been at HG and the Xmas eve party had tested positive for COVID.</text:p>
      <text:p text:style-name="P11"><text:s text:c="3"/>Wendex drove like a maniac, but we only made it to Shelbourne before she got a text saying that the wait was three hours long. “Whoa, we’ve got some coffees back here,” I said as we caught air on a speed bump.</text:p>
      <text:p text:style-name="P11"><text:s text:c="3"/>I think before that, I got some food from Simple: avacado toast and a bfast sandwich. Cait’s mood was very low.</text:p>
      <text:p text:style-name="P7"/>
      <text:p text:style-name="P9">. . .</text:p>
      <text:p text:style-name="P7"/>
      <text:p text:style-name="P11">We eventually went downtown to Thomas Wolfe for PCR testing, but it was indoor testing with a tightly packed line around the block. Many folks weren’t even wearing masks. We saw Jesse and E and all agreed to bail, for safety’s sake.</text:p>
      <text:p text:style-name="P11"><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42"><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1"><text:s text:c="3"/>I went back to Cait’s where we ate soup, watched movies and went to sleep.</text:p>
      <text:p text:style-name="P11"/>
      <text:p text:style-name="P42">XII.XXVIII</text:p>
      <text:p text:style-name="P11"/>
      <text:p text:style-name="P12">we only left the house for a walk to the market: greens, pineapple, coffee, chips and salsa. Cait made salmon + pesto pasta. I got an 11% stout bomber and got drunk from it. We watched my new favorite movie.</text:p>
      <text:p text:style-name="P12"/>
      <text:p text:style-name="P43">XII.XXIX</text:p>
      <text:p text:style-name="P12"/>
      <text:p text:style-name="P12">I think this is the day we went downtown for curry. We hoped for Little Bee, but they were closed, so we ordered from Blue Dream. I had a shot when we got home and found a four-year-old Burial camp stout.</text:p>
      <text:p text:style-name="P12"/>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text:soft-page-break/>XII.XXX</text:p>
      <text:p text:style-name="P12"/>
      <text:p text:style-name="P12">I don’t remember this day very well at all. I think we ate leftovers and drank wine. This must have been when Penny and Nelia got home. We watched the first three episodes of Freaks &amp; Geeks before falling asleep.</text:p>
      <text:p text:style-name="P12"><text:s text:c="3"/>The other movies and shows we watched in the four days before that are as follows, in no particular order.</text:p>
      <text:p text:style-name="P12"><text:tab/>Rushmore (Didn’t Finish) = *</text:p>
      <text:p text:style-name="P12"><text:tab/>Raising Arizona</text:p>
      <text:p text:style-name="P12"><text:tab/>The Ballad of Buster Scruggs*</text:p>
      <text:p text:style-name="P12"><text:tab/>Fantastic Mr. Fox</text:p>
      <text:p text:style-name="P12"><text:tab/>Life Aquatic*</text:p>
      <text:p text:style-name="P12"><text:tab/>Darjeeling Limited</text:p>
      <text:p text:style-name="P12"><text:tab/>Hotel Chevalier</text:p>
      <text:p text:style-name="P12"><text:tab/>The Secret of Roan Innish ☆☆☆☆☆x1,000,000</text:p>
      <text:p text:style-name="P12"><text:tab/>30 Rock (2-3 episodes)</text:p>
      <text:p text:style-name="P12"><text:tab/>Sabrina</text:p>
      <text:p text:style-name="P12"><text:tab/>10 Things I Hate About You</text:p>
      <text:p text:style-name="P12"><text:tab/>The Survivors*</text:p>
      <text:p text:style-name="P12"><text:tab/>A Boy Named Christmas</text:p>
      <text:p text:style-name="P12"><text:tab/>Hummingbirds: Jeweled Messengers</text:p>
      <text:p text:style-name="P12"><text:tab/>A bad turtle documentary (still turtles)</text:p>
      <text:p text:style-name="P12"><text:tab/>My Octopus Teacher</text:p>
      <text:p text:style-name="P12"><text:tab/>Pineapple Express</text:p>
      <text:p text:style-name="P12"><text:tab/>British Villages (2-3 episodes)</text:p>
      <text:p text:style-name="P12"><text:tab/>A Very Murray Christmas</text:p>
      <text:p text:style-name="P12"><text:tab/>Secret Window</text:p>
      <text:p text:style-name="P12"><text:tab/>Fantastic Fungi</text:p>
      <text:p text:style-name="P12"><text:tab/>Our Planet (Forests)</text:p>
      <text:p text:style-name="P12"/>
      <text:p text:style-name="P12"/>
      <text:p text:style-name="P12"/>
      <text:p text:style-name="P43"><text:soft-page-break/>XII.XXXI</text:p>
      <text:p text:style-name="P12"/>
      <text:p text:style-name="P12">We woke kinda late and drank coffee. <text:span text:style-name="T45">I took a rapid test w/ negative result. Cait said I should go to the party alone, but it didn’t sit well when I said okay… with either of us. We decided we would eat lasagna and drink champagne. She was feeling down.</text:span></text:p>
      <text:p text:style-name="P12"><text:s text:c="3"/><text:span text:style-name="T45">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5"/>
      <text:p text:style-name="P125"/>
      <text:p text:style-name="P125"/>
      <text:p text:style-name="P125"/>
      <text:p text:style-name="P125"/>
      <text:p text:style-name="P125">202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5"><text:soft-page-break/>I.I.XXI</text:p>
      <text:p text:style-name="P126"/>
      <text:p text:style-name="P127">I awoke feeling sweaty again. Cait was tearing around the kitchen, cleaning up. I announced I would be going to Carrier street for the first time since Will had gotten COVID. Cait and I had cuddled and giggled on the bed for a while.</text:p>
      <text:p text:style-name="P127"><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p>
      <text:p text:style-name="P127"/>
      <text:p text:style-name="P135">. . .</text:p>
      <text:p text:style-name="P127"/>
      <text:p text:style-name="P127">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p>
      <text:p text:style-name="P127"><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p>
      <text:p text:style-name="P127"/>
      <text:p text:style-name="P135">. . .</text:p>
      <text:p text:style-name="P127"/>
      <text:p text:style-name="P127">Ate a taco and, later, some mac &amp; cheese. I decided to watch Isle of Dogs and enjoyed it. Sunny came in after 30 mins and enjoyed it even more than I did.</text:p>
      <text:p text:style-name="P127"><text:soft-page-break/></text:p>
      <text:p text:style-name="P46">I.II</text:p>
      <text:p text:style-name="P127"/>
      <text:p text:style-name="P127">A big rain started at 4AM, accompanied by a single large crack of thunder. Whiskey took Nutmeg’s spot at the end of the couch and Nutmeg climbed on top of me.</text:p>
      <text:p text:style-name="P127"><text:s text:c="3"/>My phone buzzed in a strange way at 11:30 and I knew it was Cait. I stretched a little too aggressively and got a cramp in my left leg, the worst I’ve ever had. Spud and Megan were locked in my room, and so, once I knew I wasn’t going to puke, I got their food ready.</text:p>
      <text:p text:style-name="P127"><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p>
      <text:p text:style-name="P127"/>
      <text:p text:style-name="P135">. . .</text:p>
      <text:p text:style-name="P127"/>
      <text:p text:style-name="P143">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p>
      <text:p text:style-name="P47"><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128"/>
      <text:p text:style-name="P136">. . .</text:p>
      <text:p text:style-name="P128"/>
      <text:p text:style-name="P144">I read BHN while cait took a shower. We kissed on the couch for a while after that and then walked to the market. We were in front of The Amp Shop on the way back home when Cait said, “I wanna have a bloody Mary at the Pub.” I said, “I’d have a nitro stout!”</text:p>
      <text:p text:style-name="P144"><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p>
      <text:p text:style-name="P129"/>
      <text:p text:style-name="P137">. . .</text:p>
      <text:p text:style-name="P129"/>
      <text:p text:style-name="P144">we ended up drinking Woodford Reserve and eating mushies, listening to records, smoking cigarettes and typing on my Rebound. Eventually, Cait announced it was, “Time to get vertical——no, I mean horizontal!”</text:p>
      <text:p text:style-name="P144"/>
      <text:p text:style-name="P48">I.III</text:p>
      <text:p text:style-name="P12"/>
      <text:p text:style-name="P14">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14"><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130"/>
      <text:p text:style-name="P138">. . .</text:p>
      <text:p text:style-name="P130"/>
      <text:p text:style-name="P14">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p>
      <text:p text:style-name="P14"><text:s text:c="3"/>She drove me home and I started working. Unfortunately, turtlemoon.net is already a design firm, so back to the drawing board. I decided to make some coffee and write in my journal.</text:p>
      <text:p text:style-name="P130"/>
      <text:p text:style-name="P138">. . .</text:p>
      <text:p text:style-name="P130"/>
      <text:p text:style-name="P14">I worked most of the night (person on parole and conflicted abortion lady) took a bath, talked to Cait and cuddled Nutmeg. I fell asleep around 11PM after letting my phone die from scrolling.</text:p>
      <text:p text:style-name="P14"/>
      <text:p text:style-name="P14"/>
      <text:p text:style-name="P14"/>
      <text:p text:style-name="P14"/>
      <text:p text:style-name="P14"/>
      <text:p text:style-name="P50"><text:soft-page-break/>I.IV</text:p>
      <text:p text:style-name="P146"/>
      <text:p text:style-name="P49"><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147"><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p>
      <text:p text:style-name="P147"><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p>
      <text:p text:style-name="P147"><text:s text:c="3"/>Either way, I grabbed my sticks, rags and throne from the house and then walked down to Kev’s. I was the first in the basement. It sounded like Fursty was upstairs.</text:p>
      <text:p text:style-name="P131"/>
      <text:p text:style-name="P139">. . .</text:p>
      <text:p text:style-name="P131"/>
      <text:p text:style-name="P148">They came down the stairs masked, so I masked up as well. Something about that made me sad. Amber and Uma arrived next, then Amanda and then Dulci. Sav was there soon after to pick up Uma. I wasn’t feeling conversational. I guess I was anxious about how Cait’s evening would turn out.</text:p>
      <text:p text:style-name="P148"><text:soft-page-break/><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p>
      <text:p text:style-name="P148"><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p>
      <text:p text:style-name="P148"><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p>
      <text:p text:style-name="P148"><text:s text:c="3"/>Barbie approached with good timing and said how much she loves our love and how good it made her feel. We agreed that neither of us knew the future and so I took her home. We quickly got into the bed and watched Something About Mary.</text:p>
      <text:p text:style-name="P12"/>
      <text:p text:style-name="P12"/>
      <text:p text:style-name="P12"/>
      <text:p text:style-name="P12"/>
      <text:p text:style-name="P12"/>
      <text:p text:style-name="P12"/>
      <text:p text:style-name="P51"><text:soft-page-break/>I.V</text:p>
      <text:p text:style-name="P51"/>
      <text:p text:style-name="P15">Weird dreams about a snake trying to <text:span text:style-name="T46">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15"><text:s text:c="3"/><text:span text:style-name="T46">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132"/>
      <text:p text:style-name="P140">. . .</text:p>
      <text:p text:style-name="P132"/>
      <text:p text:style-name="P149">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p>
      <text:p text:style-name="P149"><text:s text:c="3"/>I came home, typed 10 mins of tape, ate some noodles Sunny had made and fell asleep.</text:p>
      <text:p text:style-name="P149"/>
      <text:p text:style-name="P149"/>
      <text:p text:style-name="P149"/>
      <text:p text:style-name="P52"><text:soft-page-break/>I.VI</text:p>
      <text:p text:style-name="P149"/>
      <text:p text:style-name="P52"><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133"/>
      <text:p text:style-name="P141">. . .</text:p>
      <text:p text:style-name="P133"/>
      <text:p text:style-name="P16">Cait drove me home and I immediately got the news that the White Horse show/webcast was canceled, which bummed me out. I spent a long time looking for a transcription while wearing my outside clothes because I figured Cait might want to hang out some more.</text:p>
      <text:p text:style-name="P16"><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p>
      <text:p text:style-name="P53"><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16"><text:s text:c="3"/>I was spinning when I got to bed and so happy to listen to Cait talk about her grandmother. She asked me why I was crying. I said it was the happiest she’d ever seemed. </text:p>
      <text:p text:style-name="P16"/>
      <text:p text:style-name="P54">I.VII</text:p>
      <text:p text:style-name="P54"/>
      <text:p text:style-name="P16">Woke at Cait’s, ate a clementine, made <text:span text:style-name="T47">a French press and wrote in my journal on the couch.</text:span></text:p>
      <text:p text:style-name="P134"/>
      <text:p text:style-name="P142">. . .</text:p>
      <text:p text:style-name="P134"/>
      <text:p text:style-name="P151">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p>
      <text:p text:style-name="P134"/>
      <text:p text:style-name="P142">. . .</text:p>
      <text:p text:style-name="P134"/>
      <text:p text:style-name="P151">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p>
      <text:p text:style-name="P151"/>
      <text:p text:style-name="P151"/>
      <text:p text:style-name="P151"/>
      <text:p text:style-name="P55"><text:soft-page-break/>I.VIII</text:p>
      <text:p text:style-name="P151"/>
      <text:p text:style-name="P55"><text:span text:style-name="T2">Woke at 9:45, </text:span><text:span text:style-name="T5">ate two clementines, made a French press and wrote in my journal. I’d had a dream about Cait ghosting me and was relieved to find it untrue.</text:span></text:p>
      <text:p text:style-name="P152"/>
      <text:p text:style-name="P154">. . .</text:p>
      <text:p text:style-name="P154"/>
      <text:p text:style-name="P153">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p>
      <text:p text:style-name="P153"><text:s text:c="3"/>I walked home, loaded my drums and sat on the couch looking at my phone for a while. I drove the truck down Brevard Rd. to Sierra Nevada, checked in at the truck entrance, parked and let myself inside.</text:p>
      <text:p text:style-name="P153"><text:s text:c="3"/>Joel was backstage and surprised, but glad to see me. I grabbed a cart, loaded my drums, set them up and then went to help Juan load in. he had brought a photographer friend with him. I ordered a beer, porter, a turkey Reuben + fries and sat backstage.</text:p>
      <text:p text:style-name="P153"><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p>
      <text:p text:style-name="P153"><text:s text:c="3"/>I finally felt okay with sitting down and writing in my journal.</text:p>
      <text:p text:style-name="P12"/>
      <text:p text:style-name="P12"/>
      <text:p text:style-name="P12"/>
      <text:p text:style-name="P56"><text:soft-page-break/>I.IX</text:p>
      <text:p text:style-name="P155"/>
      <text:p text:style-name="P57"><text:span text:style-name="T2">The dogs woke me up at 8:30, and so I fed </text:span><text:span text:style-name="T6">them, let them out, made coffee, drank it on the couch and started transcribing.</text:span></text:p>
      <text:p text:style-name="P156"/>
      <text:p text:style-name="P156">. . .</text:p>
      <text:p text:style-name="P156"/>
      <text:p text:style-name="P158">I finished the comedians and then learned about pet food packaging. I worked until close to 9:00 and then met Cait and Wende at the Malvern. We drank a sour and then a Last Word cocktail, and then went to Wende’s for a couple bong hits. We drove to Cait’s, made love and fell asleep.</text:p>
      <text:p text:style-name="P158"/>
      <text:p text:style-name="P58">I.X</text:p>
      <text:p text:style-name="P159"/>
      <text:p text:style-name="P158">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p>
      <text:p text:style-name="P158"><text:s text:c="3"/>I came home, found an assignment about one guy’s eurotrip, played with my phone, set my earbuds up through my old HDMI DAC, installed some software to let me control the volume in OSX, ate some soup, did some typing and wrote in my journal as the sun went down.</text:p>
      <text:p text:style-name="P158"/>
      <text:p text:style-name="P157">. . .</text:p>
      <text:p text:style-name="P158"/>
      <text:p text:style-name="P59"><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160"/>
      <text:p text:style-name="P60">I.XI</text:p>
      <text:p text:style-name="P161"/>
      <text:p text:style-name="P60"><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162"/>
      <text:p text:style-name="P164">. . .</text:p>
      <text:p text:style-name="P162"/>
      <text:p text:style-name="P163">I worked til nearly 1:00 and then walked down to Cait’s. We decided on lunch at Five Points restaurant, where I had never been. She got a gyro with salad and fries. I had a country ham with mac sal, mashed taters, beans and a couple rolls + lots of gravy.</text:p>
      <text:p text:style-name="P163"><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p>
      <text:p text:style-name="P61"><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163"/>
      <text:p text:style-name="P62">I.XII</text:p>
      <text:p text:style-name="P165"/>
      <text:p text:style-name="P61"><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166"/>
      <text:p text:style-name="P167">. . .</text:p>
      <text:p text:style-name="P166"/>
      <text:p text:style-name="P63"><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2"/>
      <text:p text:style-name="P64">I.XIII</text:p>
      <text:p text:style-name="P64"/>
      <text:p text:style-name="P17">We woke and decided not to go to Sylva. <text:span text:style-name="T48">Instead, we went to uj. Cait had a burger with fries and I had a <text:s/>Cuban with tots. I walked her home and then went to my house to drink coffee and write in my journal.</text:span></text:p>
      <text:p text:style-name="P17"/>
      <text:p text:style-name="P18">. . .</text:p>
      <text:p text:style-name="P17"/>
      <text:p text:style-name="P19"><text:soft-page-break/>I chilled on the couch until Sunny went into work around 4 and then found a file——General Granger talking about his certifications for board leadership. I worked on that and <text:span text:style-name="T43">finally</text:span> started getting a JLC order together. Darth and Panda did preorders. Aside from a bath, that’s all I did.</text:p>
      <text:p text:style-name="P19"/>
      <text:p text:style-name="P65">I.XIV</text:p>
      <text:p text:style-name="P19"/>
      <text:p text:style-name="P65"><text:span text:style-name="T2">Got up at 7:50, fed dogs, drank coffee, played </text:span><text:span text:style-name="T10">Wordle, scrolled and wrote in my journal.</text:span></text:p>
      <text:p text:style-name="P169"/>
      <text:p text:style-name="P171">. . .</text:p>
      <text:p text:style-name="P169"/>
      <text:p text:style-name="P170">I worked, went to the post office and worked some more. My brain eventually turned to mush, and my tummy felt funny, too. I closed the door to my bedroom because Sunny said Art was coming over. I had a lovely chat with Cait. She was going to hang out at Chuck and Lucy’s.</text:p>
      <text:p text:style-name="P170"><text:s text:c="3"/>At around 3:30, I woke up and swore I heard sunny talking on the phone w/ Cait. I had action-movie-like dreams after that: driving in the snow, killing a cop, setting up massive speakers on a BRP overlook, talking about the gun being identifiable and fleeing . . .</text:p>
      <text:p text:style-name="P170"/>
      <text:p text:style-name="P66">I.XV</text:p>
      <text:p text:style-name="P172"/>
      <text:p text:style-name="P66"><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173"><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p>
      <text:p text:style-name="P173"><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p>
      <text:p text:style-name="P173"/>
      <text:p text:style-name="P175">. . .</text:p>
      <text:p text:style-name="P175"/>
      <text:p text:style-name="P174">I worked until around 3 and started to chill. Cait came over when she was done with work. We smoked a bowl, smooched a bit, watched a Lake Street Dive video and then went to meet Lauren at the Pub.</text:p>
      <text:p text:style-name="P174"><text:s text:c="3"/>We hung out at the end of the bar and were joined by Cashier Brian. Eventually, Lauren left, and so we played a game of pool, had another drink and drove home. We tried to watch The Net with Sandy B., but I was pretty drunky and, upon spooning Cait, fell fast asleep.</text:p>
      <text:p text:style-name="P174"/>
      <text:p text:style-name="P174"/>
      <text:p text:style-name="P174"/>
      <text:p text:style-name="P174"/>
      <text:p text:style-name="P67"><text:soft-page-break/>I.XVI</text:p>
      <text:p text:style-name="P174"/>
      <text:p text:style-name="P67"><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176"><text:s text:c="3"/>We watched Kingpin after that. Before that, I now remember we made love for 15 minutes while the French press steeped. We made some more love after the movie and then got started on spaghetti.</text:p>
      <text:p text:style-name="P176"><text:s text:c="3"/>We watched a Netflix movie, Wild Oats, and ate spaghetti halfway through. We laid low and read books after the movie. Cait’s stomach started to hurt, so I tried to make her laugh.</text:p>
      <text:p text:style-name="P176"><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p>
      <text:p text:style-name="P176"/>
      <text:p text:style-name="P68">I.XVII</text:p>
      <text:p text:style-name="P177"/>
      <text:p text:style-name="P68"><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178"><text:soft-page-break/><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p>
      <text:p text:style-name="P12"/>
      <text:p text:style-name="P13">. . .</text:p>
      <text:p text:style-name="P12"/>
      <text:p text:style-name="P20">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0"><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0"/>
      <text:p text:style-name="P70">I.XVIII</text:p>
      <text:p text:style-name="P69"/>
      <text:p text:style-name="P21">Didn’t really want to get up with the dogs <text:span text:style-name="T49">this morning, but, at 7:40, I did. I fed them, made coffee, played Wordle (PROXY in six,) and worked until about 2:30 with some PCB and plate work mixed in. Cait didn’t have to go to work after all, so she </text:span><text:soft-page-break/><text:span text:style-name="T49">informed me after her nap that she was taking another nap. I played on the computer, folded my laundry, rank coffee, scrubbed the tub, opened a beer and wrote in my journal.</text:span></text:p>
      <text:p text:style-name="P21"/>
      <text:p text:style-name="P22">. . .</text:p>
      <text:p text:style-name="P21"/>
      <text:p text:style-name="P23">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23"/>
      <text:p text:style-name="P71">I.XIX</text:p>
      <text:p text:style-name="P23"/>
      <text:p text:style-name="P71"><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71"/>
      <text:p text:style-name="P180">. . .</text:p>
      <text:p text:style-name="P71"/>
      <text:p text:style-name="P181">I did some keyboard stuff and walked down to Cait’s. She was trying to get ready and freaking out a little. We got lunch at Gypsy Queen and then headed out to Innovation. My parents met us there, where we had two beers and went to their house.</text:p>
      <text:p text:style-name="P72"><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72"><text:span text:style-name="T2"><text:s text:c="3"/>We played </text:span><text:span text:style-name="T42">Apples to Apples</text:span><text:span text:style-name="T2">, smoked some weed and then upgraded to </text:span><text:span text:style-name="T42">Carts Against Humanity</text:span><text:span text:style-name="T2">, which was a riot. Before all that, we opened presents. After cards, we opened stockings, shared a cider and then went to bed.</text:span></text:p>
      <text:p text:style-name="P181"/>
      <text:p text:style-name="P73">I.XX</text:p>
      <text:p text:style-name="P182"/>
      <text:p text:style-name="P72"><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183"><text:s text:c="3"/>We drove to the Purple Onion, loaded in, set up, sound checked, ordered food, ate noodles, drank champagne and coffee and wrote in my journal.</text:p>
      <text:p text:style-name="P183"/>
      <text:p text:style-name="P185">. . .</text:p>
      <text:p text:style-name="P185"/>
      <text:p text:style-name="P184">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p>
      <text:p text:style-name="P184"/>
      <text:p text:style-name="P75"/>
      <text:p text:style-name="P75"/>
      <text:p text:style-name="P75"/>
      <text:p text:style-name="P74"><text:soft-page-break/>I.XXI</text:p>
      <text:p text:style-name="P186"/>
      <text:p text:style-name="P187">Woke and nearly upset Cait by wanting to walk home. Instead, I made coffee and drank it in bed while she got ready for work——Wordle in 4/6, “PRICK.”</text:p>
      <text:p text:style-name="P187"><text:s text:c="3"/>Cait drove me home and I grumpily rarranged things. I even dropped a reciever on my foot. I was in a sour mood all day. I got the iMac up and running, but couldn’t find anything to do on it. I also found some work about senses.</text:p>
      <text:p text:style-name="P187"/>
      <text:p text:style-name="P188">. . .</text:p>
      <text:p text:style-name="P187"/>
      <text:p text:style-name="P187">I think I just worked and went to bed.</text:p>
      <text:p text:style-name="P187"/>
      <text:p text:style-name="P76">I.XXII</text:p>
      <text:p text:style-name="P187"/>
      <text:p text:style-name="P76"><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89"><text:s text:c="3"/>Hours later, we went to Cait’s house and hung out a bit more, but I was very tired and perhaps invisible. I went to bed around 2 or 230.</text:p>
      <text:p text:style-name="P189"/>
      <text:p text:style-name="P77">I.XXIII</text:p>
      <text:p text:style-name="P190"/>
      <text:p text:style-name="P190">Overslept a bit with Cait, waking up at 10:05. I got dressed while she was in the bathroom. After that, she gave me a ride home. I loaded my drums in the truck, made coffee, played Wordle (CRIMP 4/6,) listened to a couple Beatle tunes and, at 11:05, drove down to Middlemont.</text:p>
      <text:p text:style-name="P190"><text:soft-page-break/><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p>
      <text:p text:style-name="P190"><text:s text:c="3"/>I drove home, showed a video of Queen of the Night to Sunny and Will, smoked a bowl and wrote in my journal.</text:p>
      <text:p text:style-name="P190"/>
      <text:p text:style-name="P191">. . .</text:p>
      <text:p text:style-name="P190"/>
      <text:p text:style-name="P190">I must have been pretty tired. I made shells w/ beet sauce, talked to Cait and fell asleep.</text:p>
      <text:p text:style-name="P190"/>
      <text:p text:style-name="P78">I.XXIV</text:p>
      <text:p text:style-name="P192"/>
      <text:p text:style-name="P77"><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93"><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p>
      <text:p text:style-name="P193"><text:soft-page-break/><text:s text:c="3"/>I went back to the Pump. Michael Scott and josh “Professor Swaggy” were at the bar. I ordered a porter, caught up with Holly and then went outside to soak up some sun and write in my journal.</text:p>
      <text:p text:style-name="P193"/>
      <text:p text:style-name="P194">. . .</text:p>
      <text:p text:style-name="P193"/>
      <text:p text:style-name="P195">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p>
      <text:p text:style-name="P195"><text:s text:c="3"/>The three of us rode home, and I reserved a tub for 4:30. I think I basically j stared at my phone until I fell asleep.</text:p>
      <text:p text:style-name="P195"/>
      <text:p text:style-name="P79">I.XXV</text:p>
      <text:p text:style-name="P196"/>
      <text:p text:style-name="P79"><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97"/>
      <text:p text:style-name="P199">. . .</text:p>
      <text:p text:style-name="P199"/>
      <text:p text:style-name="P80"><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98"><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p>
      <text:p text:style-name="P80"><text:span text:style-name="T2"><text:s text:c="3"/></text:span><text:span text:style-name="T19">We went home buzzed, made pasta and fell asleep.</text:span></text:p>
      <text:p text:style-name="P200"/>
      <text:p text:style-name="P81">I.XXVI</text:p>
      <text:p text:style-name="P12"/>
      <text:p text:style-name="P24">Had some nice morning cuddles with Cait and <text:span text:style-name="T50">then walked here around 9:40. I made coffee, played Wordle (WHACK 6/6,) put on a cool coat and walked down to Middlemont. We did around 10 takes of New Angola while drinking hot chocolate.</text:span></text:p>
      <text:p text:style-name="P24"/>
      <text:p text:style-name="P25">. . .</text:p>
      <text:p text:style-name="P24"/>
      <text:p text:style-name="P26">I think we did Dulci’s tantrum song after that. I don’t remember what all else, but I went home and waited for DHL. I placed diodes in my PCB, but didn’t do any soldering, watched Pawn Stars instead.</text:p>
      <text:p text:style-name="P26"/>
      <text:p text:style-name="P82">I.XXVII</text:p>
      <text:p text:style-name="P82"/>
      <text:p text:style-name="P27">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27"><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27"/>
      <text:p text:style-name="P83">I.XXVIII</text:p>
      <text:p text:style-name="P27"/>
      <text:p text:style-name="P27">Lots of morning snuggles with Cait. I walked home around 12:30, made iced coffee, typed on my Rebound-S and wrote in my journal.</text:p>
      <text:p text:style-name="P27"/>
      <text:p text:style-name="P202">. . .</text:p>
      <text:p text:style-name="P27"/>
      <text:p text:style-name="P27">I don’t remember what I did until 4:00, but that’s when I walked down to Middlemont studios. We tracked a much cleaner Hot Air Balloon w/ Kevin and then worked on the Dulci sad tune and tracked it. I was surprisingly pleased with the drum parts.</text:p>
      <text:p text:style-name="P27"><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p>
      <text:p text:style-name="P27"/>
      <text:p text:style-name="P83"/>
      <text:p text:style-name="P83"/>
      <text:p text:style-name="P83"/>
      <text:p text:style-name="P83"/>
      <text:p text:style-name="P83"/>
      <text:p text:style-name="P83"/>
      <text:p text:style-name="P82"><text:soft-page-break/>I.XXIX</text:p>
      <text:p text:style-name="P27"/>
      <text:p text:style-name="P83"><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203"><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p>
      <text:p text:style-name="P203"><text:s text:c="3"/>Cait was getting a little sad, worried about our sex life and “Sunny stuff,” but she also had been drinking at work. I wanted to let her get lots of sleep, so she dropped me off. I did nothing until I fell asleep.</text:p>
      <text:p text:style-name="P203"/>
      <text:p text:style-name="P203"/>
      <text:p text:style-name="P203"/>
      <text:p text:style-name="P203"/>
      <text:p text:style-name="P203"/>
      <text:p text:style-name="P203"/>
      <text:p text:style-name="P203"/>
      <text:p text:style-name="P84"><text:soft-page-break/>I.XXX</text:p>
      <text:p text:style-name="P204"/>
      <text:p text:style-name="P28">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p>
      <text:p text:style-name="P28"><text:s text:c="3"/>I stayed home because Cait was riding a CBD wave. It was nice to fall asleep.</text:p>
      <text:p text:style-name="P28"/>
      <text:p text:style-name="P85">I.XXXI</text:p>
      <text:p text:style-name="P28"/>
      <text:p text:style-name="P28">Woke to three keyboard orders, which <text:span text:style-name="T51">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28"><text:s text:c="3"/><text:span text:style-name="T51">We fooled around and eventually hiked up to DeSoto for a sandwich. She had a bloody and I drank a Ninja Porter. We decided to have one at the Pump, where Sunny, Will and Isiah were hanging out. I chugged a stout and headed for Middlemont.</text:span></text:p>
      <text:p text:style-name="P28"><text:s text:c="3"/><text:span text:style-name="T51">But, I saw Kevin driving toward me. He had forgotten he was supposed to play Whistle Hop. I felt a little uneasy down there knowing Sunny and Cait were hanging out and knowing no drums would be </text:span><text:soft-page-break/><text:span text:style-name="T51">tracked, so I said, “I’m gonna take the night off, guys. You got this.”</text:span></text:p>
      <text:p text:style-name="P28"><text:s text:c="3"/><text:span text:style-name="T51">I walked back up and drank w/ Cait, Casey, Eric. . .Some guy started attacking Xavier so Cait and I drove him away. We eventually went with Eric down to Cait’s house to smoke the bong and watch Buffy the Vampire Slayer.</text:span></text:p>
      <text:p text:style-name="P28"/>
      <text:p text:style-name="P86">II.I</text:p>
      <text:p text:style-name="P206"/>
      <text:p text:style-name="P87"><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207"><text:s text:c="3"/>I walked home and packed four keyboard orders, then walked to the post office, Walgreens, the library, Izzy’s, Orbit (found Anaconda &amp; Being John Malkovitch) and the Pub, where I ordered a porter + two chicken sliders and wrote in my journal.</text:p>
      <text:p text:style-name="P207"/>
      <text:p text:style-name="P209">. . .</text:p>
      <text:p text:style-name="P209"/>
      <text:p text:style-name="P208">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p>
      <text:p text:style-name="P208"/>
      <text:p text:style-name="P208"/>
      <text:p text:style-name="P208"/>
      <text:p text:style-name="P208"/>
      <text:p text:style-name="P208"/>
      <text:p text:style-name="P88"><text:soft-page-break/>II.II</text:p>
      <text:p text:style-name="P208"/>
      <text:p text:style-name="P88"><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210"><text:s text:c="3"/>We learned that and demoed it. Tina showed up needing a ride from Melissa, so Kevin and I did stuff on Celebrate. When Melissa returned, we recorded drums, bass and keys on Kev’s song. Mel had to leave again around 330, so Kev and I did stuff on Queen of the Night.</text:p>
      <text:p text:style-name="P210"><text:s text:c="3"/>We called it a day after that. I did some PCB work but eventually felt braindead. I did some laundry, stared at the computer way too long, wrote in my journal, and, before that, ate leftover udon.</text:p>
      <text:p text:style-name="P210"/>
      <text:p text:style-name="P212">. . .</text:p>
      <text:p text:style-name="P210"/>
      <text:p text:style-name="P29">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p>
      <text:p text:style-name="P29"/>
      <text:p text:style-name="P29"/>
      <text:p text:style-name="P29"/>
      <text:p text:style-name="P89"><text:soft-page-break/><text:span text:style-name="T2">On </text:span>II.III<text:span text:style-name="T2">, I did lots of percussion tracking, made some noodles and then went to watch a movie, French Dispatch with Cait. I was very tired and I think she was, too.</text:span></text:p>
      <text:p text:style-name="P12"/>
      <text:p text:style-name="P29">On <text:span text:style-name="T52">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29"/>
      <text:p text:style-name="P90">II.V</text:p>
      <text:p text:style-name="P213"/>
      <text:p text:style-name="P89"><text:span text:style-name="T2">So cold when I woke. Played Wordle,</text:span><text:span text:style-name="T23"> paid rent, made coffee and took some Rebound-S protos. I did some work the night before in separating them into RBOG and RBCS, both starting at v 401.</text:span></text:p>
      <text:p text:style-name="P214"/>
      <text:p text:style-name="P216">. . .</text:p>
      <text:p text:style-name="P214"/>
      <text:p text:style-name="P215">I found myself reworking my store, setting up a Rebound-S preorder and doing some advertising on Discord. I met Cait for two at the Pump, then went to Gary’s with Ryan and Melissa, where we watched the final episode of Get Back after powerbombing Darwin.</text:p>
      <text:p text:style-name="P215"><text:s text:c="3"/>We drove back to the west side and I walked to Wende’s house, where the girls were putting on their faces. We went downtown and talked to two different door guys before they’d let us into the sold out show——a shitty DJ.</text:p>
      <text:p text:style-name="P215"><text:soft-page-break/><text:s text:c="3"/>We eventually went back to Wende’s, where the girls did blow and I liad on the bed bored. We went to Cait’s at 4AM and had sex for a little too long.</text:p>
      <text:p text:style-name="P215"/>
      <text:p text:style-name="P91">II.VI</text:p>
      <text:p text:style-name="P215"/>
      <text:p text:style-name="P91"><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217"><text:s text:c="3"/>We wrote Snake Hole, tracked it and packed up my drums. It might be our tightest track. I drove Kev home and then laid on the couch in the dark all night, getting up only to make and eat noodles. I had the most amazing dream about being at Magic school.</text:p>
      <text:p text:style-name="P217"/>
      <text:p text:style-name="P92">II.VII</text:p>
      <text:p text:style-name="P30"/>
      <text:p text:style-name="P30">Slept til nearly 11, made coffee, got lost on Facebook for a while, switched to Wordle and Reddit and then wrote in my journal.</text:p>
      <text:p text:style-name="P217"><text:s text:c="3"/>I slowly worked for most of the day with a 4:00 post office break. I wanted to hit up Lil’ Nick and get a beer, but he wasn’t there, so I got some shitty felafel balls from the Malvern and went home to work some more.</text:p>
      <text:p text:style-name="P30"><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p>
      <text:p text:style-name="P30"/>
      <text:p text:style-name="P93"><text:soft-page-break/>II.VII</text:p>
      <text:p text:style-name="P92"/>
      <text:p text:style-name="P30">Did not want to get up this morning. When I <text:span text:style-name="T53">did to feed the dogs, I noticed Cait was online, so I told her I love her. We talked through some things and I fell back asleep.</text:span></text:p>
      <text:p text:style-name="P30"><text:s text:c="3"/><text:span text:style-name="T53">I woke around 11. it took me an hour to play Wordle, find work and make coffee. I wrote in my journal as I drank it.</text:span></text:p>
      <text:p text:style-name="P30"/>
      <text:p text:style-name="P31">. . .</text:p>
      <text:p text:style-name="P30"/>
      <text:p text:style-name="P32">My morning assignment was two girls working on a book about digital sisterhood. Cait said she needed a mental health day, so I did one after that about a lady trying not to get COVID. I took a bath after that and then found <text:span text:style-name="T43">another</text:span> project, a Kiwi doing a presentation on using Minecraft in the classroom. I went to bed around 1:30.</text:p>
      <text:p text:style-name="P32"/>
      <text:p text:style-name="P94">II.IX</text:p>
      <text:p text:style-name="P32"/>
      <text:p text:style-name="P94"><text:span text:style-name="T2">woke, fed the dogs, made coffee, posted </text:span><text:span text:style-name="T25">Rebound-S on Reddit for 40s Day, played Wordle (HUMOR in 4) and wrote in my journal.</text:span></text:p>
      <text:p text:style-name="P220"/>
      <text:p text:style-name="P222">. . .</text:p>
      <text:p text:style-name="P220"/>
      <text:p text:style-name="P221">I finished the Minecraft assignment, made a Reddit post for 40s Day, packed an order, got dressed, walked down to Cait’s, smoked some weed and wrote in my journal.</text:p>
      <text:p text:style-name="P221"/>
      <text:p text:style-name="P223">. . .</text:p>
      <text:p text:style-name="P221"/>
      <text:p text:style-name="P221"><text:soft-page-break/>We walked to the post office and then Jalisco. She had fish tacos and I ate a steak &amp; cheese burrito. We went into Instant Karma after that to get her a pair of glasses and then walked down to Battle Cat and got me a latte.</text:p>
      <text:p text:style-name="P221"><text:s text:c="3"/>We went to the Wedge after that and had a beer. We considered going to Catawba to see Lucy and Nick on the Purple People Feeder, but walked up to Brew Pump instead. Myles gave us a ride in his van to Cait’s house, where we smoked weed before heading to the Bowling Alley, where the guterslutz rolled our first game. I did horribly.</text:p>
      <text:p text:style-name="P221"><text:s text:c="3"/>Aside from Mike, we all went to Allen’s house after that. We considered going to Malvern for food, but Casey and Myles steered us to Alley Cat. We walked inside but changed our minds, went to Cait’s house, ate mac + cheese and slept.</text:p>
      <text:p text:style-name="P221"/>
      <text:p text:style-name="P95">II.X</text:p>
      <text:p text:style-name="P224"/>
      <text:p text:style-name="P95"><text:span text:style-name="T2">We took our time waking up and eventually </text:span><text:span text:style-name="T26">drove down to Simple. I had a breakfast sandwich and Cait had a kale salad. We drove down to Bent Creek and had a walk around Lake Powatan.</text:span></text:p>
      <text:p text:style-name="P225"><text:s text:c="3"/>We decided to part ways after that and enjoy some alone time. I found a generic business transcription and did as much as I could before falling asleep.</text:p>
      <text:p text:style-name="P225"/>
      <text:p text:style-name="P96">II.XI</text:p>
      <text:p text:style-name="P226"/>
      <text:p text:style-name="P226">Fell back asleep multiple times and eventually walked up to Izzy’s for coffee w/ Cait. I ran into Fox and Darwin on the way home and caught a ride. I finished my business transcription and walked up to the Pump, hung w/ Eric and Francis for 1.5.</text:p>
      <text:p text:style-name="P226"><text:soft-page-break/><text:s text:c="3"/>I ordered a salad and tots from UJ, walked home, ate, put on more clothes and got a ride with Kevin to the brewery formerly known as Sanctuary. We played a great set. I had two sours, a porter and a Kalikimaki.</text:p>
      <text:p text:style-name="P226"><text:s text:c="3"/>I had Kev drop me off at Alley Cat, where Cait and I drank champagne until Lauren convinced us to go across the street for Mario Kart. We couldn’t believe Adam was our bartender.</text:p>
      <text:p text:style-name="P226"><text:s text:c="3"/>We went home, made love and fell asleep.</text:p>
      <text:p text:style-name="P226"/>
      <text:p text:style-name="P97">II.XII</text:p>
      <text:p text:style-name="P226"/>
      <text:p text:style-name="P96"><text:span text:style-name="T2">Cait was quick to get up and ready. </text:span><text:span text:style-name="T27">I walked home and napped until Sunny needed a ride to work. I went and found the Foothills food truck after that, had a burger and beer. I went home and napped some more, made a coffee and walked to the carport jam.</text:span></text:p>
      <text:p text:style-name="P227"><text:s text:c="3"/>It was just me and Scott until AB and Kirsten eventually showed up. At 10, I walked home and did PCB stuff until I was ready for sleep.</text:p>
      <text:p text:style-name="P227"/>
      <text:p text:style-name="P98">II.XIII</text:p>
      <text:p text:style-name="P228"/>
      <text:p text:style-name="P228">Slept til 11, played Wordle, made coffee and ordered PCB stuff, about $350 worth. After that, I drank coffee and caught up on four days of journal entries.</text:p>
      <text:p text:style-name="P228"/>
      <text:p text:style-name="P229">. . .</text:p>
      <text:p text:style-name="P228"/>
      <text:p text:style-name="P228">I went on to work on QALIZpad after that, got a bit cranky and then made some noodles. Then I watched the Super Bowl, finished the PCB and eventually went to bed.</text:p>
      <text:p text:style-name="P99"><text:soft-page-break/>II.XIV</text:p>
      <text:p text:style-name="P230"/>
      <text:p text:style-name="P99"><text:span text:style-name="T2">Woke and went down to Cait’s for </text:span><text:span text:style-name="T28">cuddles. We got some bagels from Ultra and then went to Ingles and back to her house before she went into work. Sunny had pulled her second all-nighter. I fixed a problem with my PCB order and then went to play Battery Park with Ryan and Melissa.</text:span></text:p>
      <text:p text:style-name="P231"><text:s text:c="3"/>We ordered sushi afterwards and picked up some beers from the Pump. I relaxed at the house for a while, caught an Uber out to Frazier’s, drank some Jager and then drove to Carrier St. to hang w/ Casey Horton. We eventually drove down to Cait’s and fell asleep.</text:p>
      <text:p text:style-name="P231"/>
      <text:p text:style-name="P100">II.XV</text:p>
      <text:p text:style-name="P232"/>
      <text:p text:style-name="P100"><text:span text:style-name="T2">Cait had to go let some people into </text:span><text:span text:style-name="T29">Homegrown. I slept in her bed until she returned, had a short cuddle and then went home to work. I drank some coffee, played Wordle and then met my parents at the Pub.</text:span></text:p>
      <text:p text:style-name="P233"><text:s text:c="3"/>I walked to the CBD store, bought a pack of D8 cigarettes, went to the Pump and smoked one with a porter. I walked home, found work, smoked in the bath, watched some Simpsons and then wrote in my journal.</text:p>
      <text:p text:style-name="P233"/>
      <text:p text:style-name="P101">II.XVI</text:p>
      <text:p text:style-name="P234"/>
      <text:p text:style-name="P101"><text:span text:style-name="T2">Let the dogs wake me up at 7, made </text:span><text:span text:style-name="T30">coffee, looked at my phone, played Wordle (CAULK in 6,) worked and spent way too long looking at FB on my break. I worked some more and then wrote in my journal.</text:span></text:p>
      <text:p text:style-name="P235"/>
      <text:p text:style-name="P237"><text:soft-page-break/>. . .</text:p>
      <text:p text:style-name="P236"/>
      <text:p text:style-name="P236">I finished working at 11:30, caught a quick nap and walked up to munoz for Kev’s bday lunch. He was late, so Tina, Ryan, Melissa and I took a little walk with our cigarettes. I ate a torta, walked home, caught another quick nap and then walked up to Odd’s for a double espresso.</text:p>
      <text:p text:style-name="P236"><text:s text:c="3"/>Cait said she was beginning her drinking, so I had a stout from her fridge and drank it while she and Nelia talked over each other. We went bowling, won, went to Brew Pump, UJ, Alley Cat and then partied at her house with Casey, Lauren and Wendi Loomis. I feel maybe there was someone else there, but I don’t remember. Oh yeah, Natalie.</text:p>
      <text:p text:style-name="P236"/>
      <text:p text:style-name="P103">II.XVII</text:p>
      <text:p text:style-name="P238"/>
      <text:p text:style-name="P102"><text:span text:style-name="T2">Well, Cait and I slept til 2:30. I was actually </text:span><text:span text:style-name="T31">fairly awake at 10:00, but cuddling felt real nice. I walked to izzy’s for an iced coffee, finished it by the time I got home and then drank some Gatorade. I farted around for a couple hours, found some work (Provo school board lady,) took a bath, ordered a Hawaiian pizza and finished the file. I fell asleep around 2AM.</text:span></text:p>
      <text:p text:style-name="P239"/>
      <text:p text:style-name="P104">II.XVIII</text:p>
      <text:p text:style-name="P105"/>
      <text:p text:style-name="P33">Let the dogs out at 7 and then had <text:span text:style-name="T54">vivid dreams til 10. I made some coffee and possibly found some work about AI. </text:span></text:p>
      <text:p text:style-name="P33"/>
      <text:p text:style-name="P34">. . .</text:p>
      <text:p text:style-name="P34"/>
      <text:p text:style-name="P35"><text:soft-page-break/>It ended up being a hellish transcription about braces. I found a much more enjoyable talk about morality after that and worked until Cait wanted to meet at Brew Pump. I forgot to mention how Cait had called me saying she couldn’t find her car.</text:p>
      <text:p text:style-name="P35"><text:s text:c="3"/>I swore I had driven home from Alley Cat, but apparently I was wrong. It was still on Vermont.</text:p>
      <text:p text:style-name="P35"><text:s text:c="3"/>Anyway, after the Pump, we went to Wende’s house, had a couple of beers and then went to Cait’s, tried on some of her new clothes that came in the mail and fell asleep.</text:p>
      <text:p text:style-name="P35"/>
      <text:p text:style-name="P106">II.XIX</text:p>
      <text:p text:style-name="P35"/>
      <text:p text:style-name="P106"><text:span text:style-name="T2">Apparently, I agreed to give Wende a ride </text:span><text:span text:style-name="T32">somewhere, so I took Cait into work around 10AM, went home and started working. Thankfully, Wende canceled because I had just enough time to finish my assignment, pack my bag for the beach and pick up Cait from work at 330.</text:span></text:p>
      <text:p text:style-name="P241"><text:s text:c="3"/>We had two at the Pump afterwards and then went to Cait’s, packed her bags and hit the road. We drove to Greenville, ate some stir fry with Michelle and Dave and then had some beers and smores by a fire, made love and fell asleep.</text:p>
      <text:p text:style-name="P241"/>
      <text:p text:style-name="P107">II.XX</text:p>
      <text:p text:style-name="P242"/>
      <text:p text:style-name="P107"><text:span text:style-name="T2">We started the day with coffee, pancakes </text:span><text:span text:style-name="T33">and a neighborhood walk. It was too many sweets, so we found a bagel place before leaving town. We missed an exit, and so had a very rural last-hour drive through Dillon, which was beautiful. We went to Chris’s Pizza, got stuffed, drove to Cait’s mom’s </text:span><text:soft-page-break/><text:span text:style-name="T33">house, watched the Olympic closing ceremonies and fell asleep.</text:span></text:p>
      <text:p text:style-name="P243"/>
      <text:p text:style-name="P108">II.XXI</text:p>
      <text:p text:style-name="P109"/>
      <text:p text:style-name="P36">Slept in a little and went to Gilla’s <text:span text:style-name="T55">for a delicious lunch. We went and bought some flip-flops after that and had a little sit on the beach, saw some really cool rainbows.</text:span></text:p>
      <text:p text:style-name="P36"><text:s text:c="3"/><text:span text:style-name="T55">We got coffee after that, went to a book store, picked Karen up from work, read our books at Mike’s house and then went to Cooper’s for dinner. We hung at Mike’s a little more, went back to Tonya’s, watched some Schitt’s Creek and went to sleep.</text:span></text:p>
      <text:p text:style-name="P12"/>
      <text:p text:style-name="P110">II.XXII</text:p>
      <text:p text:style-name="P244"/>
      <text:p text:style-name="P111"><text:span text:style-name="T2">Got up earlyish, drank coffee and went to </text:span><text:span text:style-name="T34">the Deli. We went to Mike’s after that, ate, drove Mike’s car to the shop and headed towards the Baba Center. We realized I needed closed-toed shoes, so I got some swimmies from Bargain Beachware, got turned away from Boba, went to the beach, got coffee, went to a park, the beach again, back to Mike’s for a few, and then to Snooki’s for an awesome dinner.</text:span></text:p>
      <text:p text:style-name="P245"><text:s text:c="3"/>We went to Molly Darcy’s after that, met Cait’s friend Courtney and got hella turnt. We went to Courtney’s, played music, made love and dealt with dogs.</text:p>
      <text:p text:style-name="P245"/>
      <text:p text:style-name="P112"/>
      <text:p text:style-name="P112"/>
      <text:p text:style-name="P112"/>
      <text:p text:style-name="P112"/>
      <text:p text:style-name="P112"/>
      <text:p text:style-name="P113"><text:soft-page-break/>II.XXIII</text:p>
      <text:p text:style-name="P246"/>
      <text:p text:style-name="P247">We were rather hungover, but got to sleep a bit. We went to Bagel Dock and to Tonya’s to watch Drumline. We napped after that, went to the beach, back to Tonya’s and I wrote in my journal.</text:p>
      <text:p text:style-name="P247"/>
      <text:p text:style-name="P248">. . .</text:p>
      <text:p text:style-name="P247"/>
      <text:p text:style-name="P247">We ate Peruvian chicken and watched the whole first season of The Righteous Gemstones.</text:p>
      <text:p text:style-name="P247"><text:s text:c="3"/>Hi, ho.</text:p>
      <text:p text:style-name="P247"/>
      <text:p text:style-name="P113">II.XXIV</text:p>
      <text:p text:style-name="P247"/>
      <text:p text:style-name="P247">We tried to get up early and spent a while drinking coffee before heading to Matthew’s, where I had a delicious salmon benne. We drove to Vereen Gardens after that and sat on a swing before deciding it was time to hit the road.</text:p>
      <text:p text:style-name="P247"><text:s text:c="3"/>I drove while Cait DJed. It was really a very fun drive. We went to Brew Pump after that and hung out with TJ, Iris and Barbie. We headed to Cait’s house when they closed, chatted with Nelia and announced we were going to bed.</text:p>
      <text:p text:style-name="P247"><text:s text:c="3"/>However, Wende came over, which caused a very drunk Nelia to snap and ramble about how uncool it was that she could come over. Wende didn’t stay much longer, so Cait and I made some love and went to bed.</text:p>
      <text:p text:style-name="P247"/>
      <text:p text:style-name="P113"/>
      <text:p text:style-name="P113"/>
      <text:p text:style-name="P113"/>
      <text:p text:style-name="P113"/>
      <text:p text:style-name="P112"><text:soft-page-break/>II.XXV</text:p>
      <text:p text:style-name="P113"/>
      <text:p text:style-name="P37">We woke and drank some coffee/had some laughs before Cait drove me home. I ended up napping until about 5PM, when I made some coffee, prepped some ramen and wrote in my journal.</text:p>
      <text:p text:style-name="P37"/>
      <text:p text:style-name="P38">. . .</text:p>
      <text:p text:style-name="P37"/>
      <text:p text:style-name="P37">I ate dinner and spent forever trying to find a transcription. Eventually, I found an ITM, took a bath, trimmed my beard and worked. I got tired around 11PM and went to sleep.</text:p>
      <text:p text:style-name="P37"/>
      <text:p text:style-name="P115">II.XXVI</text:p>
      <text:p text:style-name="P114"/>
      <text:p text:style-name="P37">I did Wordle to wake up. Spud was staring at me at 7am. I fed the dogs, made coffee and worked til about 10:00, at which point I laid on my couch and wrote in my journal.</text:p>
      <text:p text:style-name="P37"/>
      <text:p text:style-name="P38">. . .</text:p>
      <text:p text:style-name="P37"/>
      <text:p text:style-name="P37">I went to Kev’s house, where we recorded a cover of Emily King’s Distance. It took a lot of takes, but sounded and looked great.</text:p>
      <text:p text:style-name="P37"><text:s text:c="3"/>I met up w/ Cait at the Brew Pump and we were soon joined by Chuck. We went to a party that turned into a night of Molly at the Salvage Station w/ Doom Flamingo.</text:p>
      <text:p text:style-name="P37"/>
      <text:p text:style-name="P114"/>
      <text:p text:style-name="P114"/>
      <text:p text:style-name="P114"/>
      <text:p text:style-name="P114"/>
      <text:p text:style-name="P114"><text:soft-page-break/>II.XXVII</text:p>
      <text:p text:style-name="P37"/>
      <text:p text:style-name="P114"><text:span text:style-name="T2">I was wiped, stayed home and so did Cait. </text:span><text:span text:style-name="T35">I think I mostly stayed home on </text:span><text:span text:style-name="T56">II.XXVIII</text:span><text:span text:style-name="T35"> as well, but maybe met Cait at the Pump for a couple.</text:span></text:p>
      <text:p text:style-name="P250"/>
      <text:p text:style-name="P116">III.I</text:p>
      <text:p text:style-name="P251"/>
      <text:p text:style-name="P251">We woke and decided to go to Hot Springs. We had lunch at the Appalachian Bodega, hiked up Lover’s Leap, sat by the river, bathed in the sun and had a soak. We stopped by the Ingles on the way home and got stuff for dinner.</text:p>
      <text:p text:style-name="P251"><text:s text:c="3"/>Cait drove us home, where we signed up for HBO Max and watched Raised by Wolves.</text:p>
      <text:p text:style-name="P251"/>
      <text:p text:style-name="P116">III.II</text:p>
      <text:p text:style-name="P251"/>
      <text:p text:style-name="P116"><text:span text:style-name="T2">I walked home, packed an order and </text:span><text:span text:style-name="T36">went out into the beautiful world. I went to the post office and Izzy’s, then Cait’s house. We walked to B&amp;B Pharmacy, where I acquired a rapid COVID test and then had lunch at UJ w/ Mike, Eden, Amy and Cam. We went to the Pump, saw Lauren and Kimberly, went to Cait’s house, dropped Kimberly off and went bowling.</text:span></text:p>
      <text:p text:style-name="P252"><text:s text:c="3"/>We beat an undefeated team and then went to the Pump before reading poetry w/ Casey at Cait’s.</text:p>
      <text:p text:style-name="P252"/>
      <text:p text:style-name="P117">III.III</text:p>
      <text:p text:style-name="P253"/>
      <text:p text:style-name="P117"><text:span text:style-name="T2">I went home and napped until the Pump </text:span><text:span text:style-name="T37">opened, where I had a burger, a beer and chatted with Eric. It was chilly on the walk home. I popped by Cait’s, gave her a quick cuddle, went home and started watching Space Ghost Coast to Coast.</text:span></text:p>
      <text:p text:style-name="P118"><text:soft-page-break/>III.IV</text:p>
      <text:p text:style-name="P254"/>
      <text:p text:style-name="P255">Walked up to Drop of Sun, took my COVID test, chatted w/ SJ, set up my drums, worked on a song w/ Kev &amp; Lucy, had lunch from the sandwich shop, tracked three songs, spaced out at the Brew Pump, got picked up by Cait, hung w/ Chuck at her house and eventually went to bed.</text:p>
      <text:p text:style-name="P255"/>
      <text:p text:style-name="P118">III.V</text:p>
      <text:p text:style-name="P255"/>
      <text:p text:style-name="P255">Got up, walked to the market for a burrito, worked on a song of Hunter’s, tracked it, two more songs, walked home and watched Space Ghost.</text:p>
      <text:p text:style-name="P255"/>
      <text:p text:style-name="P118">III.VI</text:p>
      <text:p text:style-name="P255"/>
      <text:p text:style-name="P255">I was very tired and cranky. I eventually walked up to the Pump, but did not want to be joined by Sunny. I had two beers w/ Cait and then went out to Fox’s house for her bday w/ Kev, Alyse, Jason, Dulci, Ben, August, Galen, Rachel, Allison, Melissa, Charlie, Alex, Ryan, Fox and Darwin.</text:p>
      <text:p text:style-name="P255"><text:s text:c="3"/>We went to the Malvern with Ry and ran into Wende and Barbie. I got very full on burger/fries and passed out quickly.</text:p>
      <text:p text:style-name="P255"/>
      <text:p text:style-name="P118">III.VII</text:p>
      <text:p text:style-name="P254"/>
      <text:p text:style-name="P255">Walked to Izzy’s and home, napped, found work, drank more coffee and wrote in my journal.</text:p>
      <text:p text:style-name="P255"/>
      <text:p text:style-name="P256">. . .</text:p>
      <text:p text:style-name="P255"/>
      <text:p text:style-name="P255"><text:soft-page-break/>I worked until 6 or 7, watched an episode of Space Ghost and then two episodes of Home Movies. I found more work but decided to cancel it and fell asleep around 1.</text:p>
      <text:p text:style-name="P255"/>
      <text:p text:style-name="P119">III.VIII</text:p>
      <text:p text:style-name="P257"/>
      <text:p text:style-name="P119"><text:span text:style-name="T2">It was too cold to wake up, so I fed the </text:span><text:span text:style-name="T38">dogs and went back to bed til 11. I played Wordle (SWEET in 6,) made coffee, found work and wrote in my journal.</text:span></text:p>
      <text:p text:style-name="P258"/>
      <text:p text:style-name="P260">. . .</text:p>
      <text:p text:style-name="P258"/>
      <text:p text:style-name="P259">I was having minor panic attacks and never did any work. I went to see Cait around three, and her mood was similar. We just weren’t sure what to do with ourselves. We talked about walking, but it started to rain, so we drove to the Brew Pump.</text:p>
      <text:p text:style-name="P259"><text:s text:c="3"/>Sunny and Will were there, which made me anxious again. We kinda just drank a lot, went back to Cait’s, made lentil soup and watched Gilded Age.</text:p>
      <text:p text:style-name="P259"/>
      <text:p text:style-name="P120">III.VIX</text:p>
      <text:p text:style-name="P259"/>
      <text:p text:style-name="P120"><text:span text:style-name="T2">Woke and made coffee. Cait remembered </text:span><text:span text:style-name="T39">she had a gift card to Outback Steakhouse. I’m not sure how we got on the subject. We went there and had something like a first date, and then went for an excellent walk in the Montford Graveyard.</text:span></text:p>
      <text:p text:style-name="P261"><text:s text:c="3"/>We went back to her house, napped, made love. I went to the Pump for one and then we went bowling. We suffered a close defeat, went to the Pump for one, got a pizza from Ingles, watched the Dre halftime show and then Raised by Wolves.</text:p>
      <text:p text:style-name="P261"/>
      <text:p text:style-name="P121"><text:soft-page-break/>III.X</text:p>
      <text:p text:style-name="P262"/>
      <text:p text:style-name="P262">Woke and knew it was time to go home. Cait agreed, and I was feeling a little grumpy/lost. I made coffee, scrolled, Wordled and wrote in my journal.</text:p>
      <text:p text:style-name="P262"/>
      <text:p text:style-name="P263">. . .</text:p>
      <text:p text:style-name="P262"/>
      <text:p text:style-name="P262">I worked all day typing about a screen printing company and fit a Prime-E into a 60% layout during my breaks. I made pickle ramen w/ faux chicken for dinner and spaced out til around 1AM.</text:p>
      <text:p text:style-name="P262"/>
      <text:p text:style-name="P121">III.XI</text:p>
      <text:p text:style-name="P264"/>
      <text:p text:style-name="P262">Slept til 10ish, made coffee, barely won Wordle, accepted a few gigs/recording dates and worked til 130, then wrote in my journal.</text:p>
      <text:p text:style-name="P262"/>
      <text:p text:style-name="P263">. . .</text:p>
      <text:p text:style-name="P262"/>
      <text:p text:style-name="P262">I finished working around 2, went to UJ for a Cuban. Eric was there, so we had a beer. I bought some brake fluid, picked Kevin up and went downtown for LaZoom——two bachelorette parties and a random Indian couple. We added New Belgium as a new second stop.</text:p>
      <text:p text:style-name="P262"><text:s text:c="3"/>I took Kevin home, relaxed for a bit, and then, at 1:00, took an Uber to Frazier’s, where Sean, Cait and Wende were drinking. We went to Wende’s house and played percussion instruments after that, but I was not able to drink anymore. Went to Cait’s for sleep at 430.</text:p>
      <text:p text:style-name="P262"/>
      <text:p text:style-name="P262"/>
      <text:p text:style-name="P262"/>
      <text:p text:style-name="P122"><text:soft-page-break/>III.XII</text:p>
      <text:p text:style-name="P262"/>
      <text:p text:style-name="P122"><text:span text:style-name="T2">Cait made yummy bfast sandwiches. We went </text:span><text:span text:style-name="T40">to Izzy’s and then a small thrift store where I found a fuzzy orange blazer and tie. We packed up the car and drove down to Spindale for Jaime’s housewarming party. I stayed up til new 4AM drinking mead and then slept soundly on an air mattress.</text:span></text:p>
      <text:p text:style-name="P265"/>
      <text:p text:style-name="P123">III.XIII</text:p>
      <text:p text:style-name="P266"/>
      <text:p text:style-name="P266">Woke to a yummy bfast casserole and plenty of coffee. We said our goodbyes, drove up the mountain and chilled in our separate homes. I eventually watched some Gilded Age and soldered seven USB ports, but it took all day and night to find the motivation.</text:p>
      <text:p text:style-name="P266"/>
      <text:p text:style-name="P123">III.XIV</text:p>
      <text:p text:style-name="P266"/>
      <text:p text:style-name="P266">Woke, drank coffee, packed orders, converted Voyager 104 to JST and went to the post office. I drank three sours with Eric and took home some hibachi. I chilled on the couch, ate food and invoiced Van Dusen for my work. Cait wanted to go to McStu’s around 1130, so I did, drank two beers, hung with Barbie, went to Cait’s, made love and slept.</text:p>
      <text:p text:style-name="P266"/>
      <text:p text:style-name="P123">III.XV</text:p>
      <text:p text:style-name="P266"/>
      <text:p text:style-name="P266">Woke around 1130, checked my phone, started Wordle, walked home, checked some keyboard things, made coffee and wrote in my journal.</text:p>
      <text:p text:style-name="P266"/>
      <text:p text:style-name="P267">. . .</text:p>
      <text:p text:style-name="P266"><text:soft-page-break/></text:p>
      <text:p text:style-name="P266">Cait brought me some Mexican food and Sunny went into work. I spent five hours converting the Voyager 104 to run on RP2404 and charged Van Dusen $100. then I talked to Cait on the phone, smoked a bowl, watched a couple episodes of Space Ghost and wrote in my journal.</text:p>
      <text:p text:style-name="P266"/>
      <text:p text:style-name="P124">III.XVI</text:p>
      <text:p text:style-name="P268"/>
      <text:p text:style-name="P266">Woke and started getting things ready to order. First, I had coffee. Sunny left town. I painstakingly got the part list together for Voyager 104, then updated Buddy .26 to be Buddy-H.</text:p>
      <text:p text:style-name="P266"><text:s text:c="3"/>While checking diode orientation, I realized .26 had an upside down diode, so I tried fixing one. This didn’t work, but led me to realize that .26 had incorrect header pin placement, so I frantically reworked Buddy-C instead. I added CS Superplate to the order and drove up to Brew Pump for a quick beer w/ Eric and Wild Bill.</text:p>
      <text:p text:style-name="P266"><text:s text:c="3"/>I went to the bowling alley and ordered a cheese steak w/ tots. We won the first game against Lime Team. I bowled like crap on the second game, but we won. We lost the third game. I went to the Pump, had two sours, met Cait, smoked a bowl in her car, went to Alley Cat, drank a gin &amp; tonic + a Dominga, drove home and slept drunkenly.</text:p>
      <text:p text:style-name="P266"/>
      <text:p text:style-name="P124"/>
      <text:p text:style-name="P124"/>
      <text:p text:style-name="P124"/>
      <text:p text:style-name="P124"/>
      <text:p text:style-name="P124"/>
      <text:p text:style-name="P124"/>
      <text:p text:style-name="P123"><text:soft-page-break/>III.XVII</text:p>
      <text:p text:style-name="P266"/>
      <text:p text:style-name="P269">Woke hungover, but eventually cured it with coffee and funny texts. Cait and I went to Green Tea Sushi, then the pharmacy, then the Wedge, then my house.</text:p>
      <text:p text:style-name="P269"><text:s text:c="3"/>At 7, we had Cake practice at Kevin’s house. I called Cait while walking home and then spent a while looking for work and writing in my journal.</text:p>
      <text:p text:style-name="P269"/>
      <text:p text:style-name="P270">. . .</text:p>
      <text:p text:style-name="P269"/>
      <text:p text:style-name="P269">I scrolled myself to sleep.</text:p>
      <text:p text:style-name="P269"/>
      <text:p text:style-name="P275">III.XVIII</text:p>
      <text:p text:style-name="P247"/>
      <text:p text:style-name="P271">Woke around 9, fed the dogs, made coffee, looked at my phone and found some work, seemingly a Title IX investigation from Mary Washington. . .I drove up to Pizza Mind for an Italian sandwich, had a beer at the Pump and then drove to Kevin’s for Fwuit rehearsal, where we played Bonnie Lou, Bon Voyage, Only Got One, Keep Up, Chrome Canyon, Cassini, Distance and Don’t Even Try.</text:p>
      <text:p text:style-name="P271"><text:s text:c="3"/>I went to the Pump again, went to Ingles for pickles and bologna, came home, worked a little bit, scrolled on my phone and wrote in my journal.</text:p>
      <text:p text:style-name="P271"/>
      <text:p text:style-name="P276">III.XIX</text:p>
      <text:p text:style-name="P276"><text:span text:style-name="T2"/></text:p>
      <text:p text:style-name="P276"><text:span text:style-name="T2">Worked, packed drums, got dressed, went to the Pump, met Cait, drove to South Slope, set up my drums at American Vinyl Co, hung outside w/ Kev and Dulce, sound checked, got pizza, watched the Willie Nillies, played a set. My mom and Cait and Kim were the wildest people in the room.</text:span></text:p>
      <text:p text:style-name="P276"><text:soft-page-break/><text:span text:style-name="T2"><text:s text:c="3"/>Watched Stinkerton Raid, went to One World West for a couple Screamin’ Js songs, followed Cait home, gave her a kiss, went home and slept.</text:span></text:p>
      <text:p text:style-name="P276"><text:span text:style-name="T2"/></text:p>
      <text:p text:style-name="P277">III.XX</text:p>
      <text:p text:style-name="P277"><text:span text:style-name="T2"/></text:p>
      <text:p text:style-name="P276"><text:span text:style-name="T2">Went to Middlemont at 9AM w/ coffee, rehearsed and recorded four Midnight Pony songs. I took my drums home, let the dogs out, dissociated for a while and then went to hang w/ Cait at McStew’s. Barbie showed up and drove us to the One Stop for some Deadish cover jam night.</text:span></text:p>
      <text:p text:style-name="P276"><text:span text:style-name="T2"><text:s text:c="3"/>We went back to McStew’s for a moment and then to Cait’s house.</text:span></text:p>
      <text:p text:style-name="P276"><text:span text:style-name="T2"/></text:p>
      <text:p text:style-name="P277">III.XXI</text:p>
      <text:p text:style-name="P277"><text:span text:style-name="T2"/></text:p>
      <text:p text:style-name="P276"><text:span text:style-name="T2">Woke and made my way home. Had coffee w/ Sunny and her mom and then told Sunny I was planning on moving out in June. She melted down and told me to get out, so I walked up to UJ and met my dad for lunch.</text:span></text:p>
      <text:p text:style-name="P276"><text:span text:style-name="T2"><text:s text:c="3"/>I cuddled Cait for a few after that, and she went into work. Sunny seemed like she was at the Pump, so I snuck over to my house for clothes, computer and keyboards.</text:span></text:p>
      <text:p text:style-name="P276"><text:span text:style-name="T2"><text:s text:c="3"/>I went back to Cait’s, walked up to the Pump, talked to Sunny, got her some groceries, gave her a ride home, picked up some bubbles &amp; detergent, walked to Wende’s, let the cats out, went to Cait’s and worked a little. I went back to Wende’s, got the cats in, went back to Cait’s, laid in her bed, and, when she got home, fell asleep.</text:span></text:p>
      <text:p text:style-name="P276"><text:span text:style-name="T2"/></text:p>
      <text:p text:style-name="P276"><text:span text:style-name="T2"/></text:p>
      <text:p text:style-name="P276"><text:span text:style-name="T2"/></text:p>
      <text:p text:style-name="P276"><text:soft-page-break/>III.XXII</text:p>
      <text:p text:style-name="P271"/>
      <text:p text:style-name="P271">Woke, got yelled at a little over coffee. Cait had a work meeting, and I finished my Atari transcription. We met Lauren at UJ and then went to the Pump. Cait got a little tipsy and wasn’t sure what to do, so we headed for Little Bee Thai.</text:p>
      <text:p text:style-name="P271"><text:s text:c="3"/>We decided to stop into Burger Bar for a shot, picked up our food and then went to Riverside Rhapsody, where Barbie works. We hung out until she was done and then got some food and a drink from the Pub.</text:p>
      <text:p text:style-name="P271"><text:s text:c="3"/>We went to McStew’s, drank some champagn, watched some Gilded Age and then Vice Principals. We were very tired and slept in Wende’s bed. I should probably mention I also got yelled at in the car before going into the Pub.</text:p>
      <text:p text:style-name="P271"/>
      <text:p text:style-name="P278">III.XXIII</text:p>
      <text:p text:style-name="P278"><text:span text:style-name="T2"/></text:p>
      <text:p text:style-name="P278"><text:span text:style-name="T2">Woke, phone was dead. Cait had to do stuff at work, so we went to her house… after Izzy’s. I listened to Tina’s new songs, scrolled on my phone and then wrote in my journal.</text:span></text:p>
      <text:p text:style-name="P278"><text:span text:style-name="T2"/></text:p>
      <text:p text:style-name="P279"><text:span text:style-name="T2">. . .</text:span></text:p>
      <text:p text:style-name="P278"><text:span text:style-name="T2"/></text:p>
      <text:p text:style-name="P278"><text:span text:style-name="T2">Cait came home and we watched High Fidelity. Cait got anxious and we made love. I think we checked on the cats after that, went back to Cait’s house and watched The Great Gatsby.</text:span></text:p>
      <text:p text:style-name="P278"><text:span text:style-name="T2"><text:s text:c="3"/>I somehow skipped over eating a turkey pita and heating Cait’s curry, but that was in there, too. Also, it was a rainy day. Cait blew up at Nelia for being noisy at 5AM.</text:span></text:p>
      <text:p text:style-name="P278"><text:soft-page-break/><text:span text:style-name="T2"/></text:p>
      <text:p text:style-name="P280">III.XXIV</text:p>
      <text:p text:style-name="P278"><text:span text:style-name="T2">Woke, drank coffee. Cait made toad-in-a-holes and we walked down to check on the cats. We had an excellent cuddle on the couch. I walked home after that, packed my drums, took them to Middlemont, realized the water was about to be shut off, got an extension, made coffee and walked down to record.</text:span></text:p>
      <text:p text:style-name="P278"><text:span text:style-name="T2"><text:s text:c="3"/>We recorded Beautiful Mess, Loon, Golden Highway and called it a day. I walked home to an empty house and took a bath. Sunny came home piss drunk, said I was mean and passed out. Once I heard snoring, I walked down to let the cats in and talked to Cait the whole time. She was in her bed, high on a weed gummy.</text:span></text:p>
      <text:p text:style-name="P278"><text:span text:style-name="T2"><text:s text:c="3"/>As I expected, Sunny got up at 11:15, banged around in the kitchen, invited Will over and bitched.</text:span></text:p>
      <text:p text:style-name="P278"><text:span text:style-name="T2"/></text:p>
      <text:p text:style-name="P280">III.XXV</text:p>
      <text:p text:style-name="P280"><text:span text:style-name="T2"/></text:p>
      <text:p text:style-name="P278"><text:span text:style-name="T2">Woke, made coffee, struggled at Wordle </text:span><text:span text:style-name="T41">(DEPOT in five,) walked down to Middlemont and recorded Pull You Close, Sail me Away and Swings. We had a hard cutoff at 1, so I went to let the cats out, found some work, threw it away, laid down, ate a turkey sandwich. Sunny had got me some Simple, found a new assignment about automation, made some coffee and wrote in my journal.</text:span></text:p>
      <text:p text:style-name="P278"><text:span text:style-name="T41"/></text:p>
      <text:p text:style-name="P279"><text:span text:style-name="T41">. . .</text:span></text:p>
      <text:p text:style-name="P278"><text:span text:style-name="T41"/></text:p>
      <text:p text:style-name="P281"><text:span text:style-name="T2">I worked until Cait got off around 10, jogged up to the Pump, drank an imperial stout w/ her and Will, went down to the Malvern to see Barbie and ran into </text:span><text:soft-page-break/><text:span text:style-name="T2">Fursty. I drank a milk stout, and, after Fursty left, we went to McSterw’s for bongos and bongs. We made love and fell asleep.</text:span></text:p>
      <text:p text:style-name="P281"><text:span text:style-name="T2"/></text:p>
      <text:p text:style-name="P281">III.XXVI</text:p>
      <text:p text:style-name="P281"><text:span text:style-name="T2"/></text:p>
      <text:p text:style-name="P281"><text:span text:style-name="T2">I woke, kissed Cait awake and went to my house for coffee. I walked down to Middlemont and we recorded Fly Around, Yellow Rose and I think that’s all. I walked home, dozed, got a burger from the Malvern and went to Kev’s house to practice w/ he and Matt. We did Heat Lightning, Once in a While, Waiting All Your Life, Palms and One of the Good Ones. I talked to Cait on the walk home &amp; slept.</text:span></text:p>
      <text:p text:style-name="P281"><text:span text:style-name="T2"/></text:p>
      <text:p text:style-name="P281">III.XXVII</text:p>
      <text:p text:style-name="P281"><text:span text:style-name="T2"/></text:p>
      <text:p text:style-name="P281"><text:span text:style-name="T2">woke, went to Middlemont, recorded the aforementioned songs in record time. I walked home, laid on the couch, went to let the cats out, met Cat at UJ for some food. Kim, Rick and Bart were there as well.</text:span></text:p>
      <text:p text:style-name="P281"><text:span text:style-name="T2"><text:s text:c="3"/>We drank at the Pump until the sun went down and then ate potato soup at Wende’s house and watched Gilded Age. We fell asleep reasonably early.</text:span></text:p>
      <text:p text:style-name="P281"><text:span text:style-name="T2"/></text:p>
      <text:p text:style-name="P281">III.XXVIII</text:p>
      <text:p text:style-name="P281"><text:span text:style-name="T2"/></text:p>
      <text:p text:style-name="P281"><text:span text:style-name="T2">woke, made coffee and cleaned Wende’s house. Cait had to go into work, but I stayed on the couch a while drinking coffee. I eventually walked home and wrote in my journal.</text:span></text:p>
      <text:p text:style-name="P281"><text:span text:style-name="T2"/></text:p>
      <text:p text:style-name="P282"><text:span text:style-name="T2">. . .</text:span></text:p>
      <text:p text:style-name="P281"><text:span text:style-name="T2"/></text:p>
      <text:p text:style-name="P281"><text:soft-page-break/><text:span text:style-name="T2">I found some work, an ADHD podcast, and then, around 4, left home on foot. I went to the post office, then had a beer and some dumplings at the Pump. I walked to Cellarest Project and had a stout with a charred marshmallow.</text:span></text:p>
      <text:p text:style-name="P281"><text:span text:style-name="T2"><text:s text:c="3"/>Then, I walked downtown and found a bar/coffee shop, the Asheville Club. I ordered a cordtado and walked to Jack of the Wood. My parents and uncle Jack were trying to cross the street outside.</text:span></text:p>
      <text:p text:style-name="P281"><text:span text:style-name="T2"><text:s text:c="3"/>Melissa was hosting triva. We ended up in 5</text:span><text:span text:style-name="T44">th</text:span><text:span text:style-name="T2"> place overall and had food + two beers while we did it. I had one at Claddaugh after that while waiting for Cait. We had one at the Pump, went to UJ with Maria and Michel, ran into JB and then partied all night at Cait’s house. We fell asleep after having sex that was a little too pornographic.</text:span></text:p>
      <text:p text:style-name="P281"><text:span text:style-name="T2"/></text:p>
      <text:p text:style-name="P283">III.XXIX</text:p>
      <text:p text:style-name="P283"><text:span text:style-name="T2"/></text:p>
      <text:p text:style-name="P281"><text:span text:style-name="T2">Slept and made love in bed until around noon. We had a craving for Sonic and tried to go, but there was not one where Cait thought there was. We went to Simple instead. She drove me home and then went to see Antonia in Montford.</text:span></text:p>
      <text:p text:style-name="P281"><text:span text:style-name="T2"><text:s text:c="3"/>I took several intense naps and wrote in my journal. . .I put on Gilded Age and did nothing but sleep all night.</text:span></text:p>
      <text:p text:style-name="P281"><text:span text:style-name="T2"/></text:p>
      <text:p text:style-name="P283">III.XXX</text:p>
      <text:p text:style-name="P283"><text:span text:style-name="T2"/></text:p>
      <text:p text:style-name="P281"><text:span text:style-name="T2">I woke at 8, fed the dogs, made coffee, played on my phone and wrote in my journal. . .I found a SafeSport assignment, worked til 1:00 and realized my Buddy-H controllers would work as long as soldered in.</text:span></text:p>
      <text:p text:style-name="P281"><text:soft-page-break/><text:span text:style-name="T2"><text:s text:c="3"/>I took a bath, washed my hair, packed an order, walked to the post office and met Cait at the Brew Pump, wrote in my journal.</text:span></text:p>
      <text:p text:style-name="P281"><text:span text:style-name="T2"/></text:p>
      <text:p text:style-name="P282"><text:span text:style-name="T2">. . .</text:span></text:p>
      <text:p text:style-name="P281"><text:span text:style-name="T2"/></text:p>
      <text:p text:style-name="P281"><text:span text:style-name="T2">We stayed there for nearly six hours hanging with Will, Eric, Wende, Sean, Kim, TJ, Iris, Wild Bill, and eventually walked over to Isis to catch the end of a show and have another drink. We picked up a sixer from the Pump, went to Cait’s house, packed her car and then drove to Montford to house sit.</text:span></text:p>
      <text:p text:style-name="P281"><text:span text:style-name="T2"><text:s text:c="3"/>Antonia’s front door was wide open. It was a very windy night. I snacked on El Kimchi while Cait made egg sandwiches. We went to bed, but I wasn’t sleepy yet, so I went down and hung on the couch for a while.</text:span></text:p>
      <text:p text:style-name="P281"><text:span text:style-name="T2"/></text:p>
      <text:p text:style-name="P281">III.XXXI</text:p>
      <text:p text:style-name="P281"/>
      <text:p text:style-name="P272">I woke and made a pourover after playing Wordle. We hung on the couch, wrote in our journals and talked about going for a hike. . .I sat on the stoop while Cait got ready. We grabbed some food from Montford Deli and then drove down to Pink Beds in Brevard, where we did a six-mile loop.</text:p>
      <text:p text:style-name="P272"><text:s text:c="3"/>We stopped by Looking Glass for a second and then drove back to town, stopping at Cait’s for work clothes. We went to Montford, made spaghetti, watched Pirates of the Caribbean, a couple Pixar shorts and went to bed.</text:p>
      <text:p text:style-name="P272"/>
      <text:p text:style-name="P284"/>
      <text:p text:style-name="P284"/>
      <text:p text:style-name="P284"/>
      <text:p text:style-name="P285"><text:soft-page-break/>IV.I</text:p>
      <text:p text:style-name="P284"><text:span text:style-name="T2"/></text:p>
      <text:p text:style-name="P284"><text:span text:style-name="T2">I died——April Fool’s. I actually woke</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3T15:00:57.948443315</dc:date>
    <meta:editing-duration>P7DT3H46M1S</meta:editing-duration>
    <meta:editing-cycles>231</meta:editing-cycles>
    <meta:generator>LibreOffice/7.3.7.2$Linux_X86_64 LibreOffice_project/30$Build-2</meta:generator>
    <meta:print-date>2024-07-07T17:40:57.703901491</meta:print-date>
    <meta:document-statistic meta:table-count="0" meta:image-count="0" meta:object-count="0" meta:page-count="62" meta:paragraph-count="452" meta:word-count="13287" meta:character-count="68638" meta:non-whitespace-character-count="55413"/>
  </office:meta>
</office:document-meta>
</file>